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796cm" fo:min-width="3.382cm"/>
    </style:style>
    <style:style style:name="gr3" style:family="graphic" style:parent-style-name="standard">
      <style:graphic-properties draw:textarea-horizontal-align="justify" draw:textarea-vertical-align="middle" draw:auto-grow-height="false" fo:min-height="1.951cm" fo:min-width="8.32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951cm" fo:min-width="9.174cm"/>
    </style:style>
    <style:style style:name="gr7" style:family="graphic" style:parent-style-name="standard">
      <style:graphic-properties draw:textarea-horizontal-align="justify" draw:textarea-vertical-align="middle" draw:auto-grow-height="false" fo:min-height="1.55cm" fo:min-width="7.896cm"/>
    </style:style>
    <style:style style:name="gr8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2.1cm" svg:x="7cm" svg:y="1.8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draw:layer="layout" svg:width="5.5cm" svg:height="2.9cm" svg:x="7.2cm" svg:y="13.8cm">
          <text:p text:style-name="P1">For Loop</text:p>
          <text:p text:style-name="P1">numbers_display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draw:layer="layout" svg:width="14.5cm" svg:height="2.2cm" svg:x="2.4cm" svg:y="5.2cm">
          <text:p text:style-name="P1">number_stars = int(inpu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7.6cm" svg:height="2.3cm" svg:x="5.8cm" svg:y="18.2cm">
          <text:p text:style-name="P1">Output</text:p>
          <text:p text:style-name="P1">Messag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4" draw:text-style-name="P1" draw:layer="layout" svg:x1="10.2cm" svg:y1="3.9cm" svg:x2="10.2cm" svg:y2="5.2cm">
          <text:p/>
        </draw:line>
        <draw:line draw:style-name="gr4" draw:text-style-name="P1" draw:layer="layout" svg:x1="10.3cm" svg:y1="7.3cm" svg:x2="10.3cm" svg:y2="8.4cm">
          <text:p/>
        </draw:line>
        <draw:line draw:style-name="gr4" draw:text-style-name="P1" draw:layer="layout" svg:x1="9.9cm" svg:y1="16.6cm" svg:x2="9.9cm" svg:y2="18.2cm">
          <text:p/>
        </draw:line>
        <draw:custom-shape draw:style-name="gr1" draw:text-style-name="P1" draw:layer="layout" svg:width="6cm" svg:height="1.9cm" svg:x="6.9cm" svg:y="22.2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5" draw:text-style-name="P1" draw:layer="layout" svg:x1="12.8cm" svg:y1="15.4cm" svg:x2="15.6cm" svg:y2="15.4cm">
          <text:p/>
        </draw:line>
        <draw:line draw:style-name="gr5" draw:text-style-name="P1" draw:layer="layout" svg:x1="15.6cm" svg:y1="15.4cm" svg:x2="15.7cm" svg:y2="20.2cm">
          <text:p/>
        </draw:line>
        <draw:line draw:style-name="gr5" draw:text-style-name="P1" draw:layer="layout" svg:x1="15.7cm" svg:y1="20.1cm" svg:x2="12.1cm" svg:y2="20.1cm">
          <text:p/>
        </draw:line>
        <draw:line draw:style-name="gr4" draw:text-style-name="P1" draw:layer="layout" svg:x1="10cm" svg:y1="20.5cm" svg:x2="10cm" svg:y2="22.2cm">
          <text:p/>
        </draw:line>
        <draw:line draw:style-name="gr5" draw:text-style-name="P1" draw:layer="layout" svg:x1="9.9cm" svg:y1="17.3cm" svg:x2="15.6cm" svg:y2="17.3cm">
          <text:p/>
        </draw:line>
        <draw:custom-shape draw:style-name="gr6" draw:text-style-name="P1" draw:layer="layout" svg:width="15.9cm" svg:height="2.2cm" svg:x="1.7cm" svg:y="8.4cm">
          <text:p text:style-name="P1">number_display = int(inpu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1" draw:layer="layout" svg:width="13.8cm" svg:height="1.8cm" svg:x="2.3cm" svg:y="11.2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8" draw:layer="layout" svg:width="5.586cm" svg:height="0.963cm" svg:x="6.9cm" svg:y="11.7cm">
          <draw:text-box>
            <text:p>stars_printed = "*"</text:p>
          </draw:text-box>
        </draw:frame>
        <draw:line draw:style-name="gr4" draw:text-style-name="P1" draw:layer="layout" svg:x1="9.8cm" svg:y1="10.5cm" svg:x2="9.8cm" svg:y2="11.3cm">
          <text:p/>
        </draw:line>
        <draw:line draw:style-name="gr4" draw:text-style-name="P1" draw:layer="layout" svg:x1="9.8cm" svg:y1="12.9cm" svg:x2="9.8cm" svg:y2="13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1T14:11:09.670000000</meta:creation-date>
    <dc:date>2014-10-31T23:36:13.795000000</dc:date>
    <meta:editing-duration>PT3H28M49S</meta:editing-duration>
    <meta:editing-cycles>4</meta:editing-cycles>
    <meta:generator>LibreOffice/4.3.2.2$Windows_x86 LibreOffice_project/edfb5295ba211bd31ad47d0bad0118690f76407d</meta:generator>
    <meta:document-statistic meta:object-count="18"/>
  </office:meta>
</office:document-meta>
</file>